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880000066D668AE65F43E88422.jpg" manifest:media-type="image/jpeg"/>
  <manifest:file-entry manifest:full-path="Pictures/100002010000047B00000400A760E4F8A9A63A96.png" manifest:media-type="image/png"/>
  <manifest:file-entry manifest:full-path="Pictures/100000000000078000000438EA324340B0490EC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343cm" svg:height="20.999cm" svg:x="3.43cm" svg:y="0.083cm">
          <draw:image xlink:href="Pictures/10000000000006880000066D668AE65F43E88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5.749cm" svg:x="0.102cm" svg:y="2.708cm">
          <draw:image xlink:href="Pictures/100000000000078000000438EA324340B0490E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3.521cm" svg:height="20.999cm" svg:x="2.341cm" svg:y="0.083cm">
          <draw:image xlink:href="Pictures/100002010000047B00000400A760E4F8A9A63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0:47:14.698603934</meta:creation-date>
    <dc:date>2017-10-10T00:52:19.718502801</dc:date>
    <meta:editing-duration>PT3H2M45S</meta:editing-duration>
    <meta:editing-cycles>7</meta:editing-cycles>
    <meta:generator>LibreOffice/5.3.6.1$Linux_X86_64 LibreOffice_project/30$Build-1</meta:generator>
    <meta:document-statistic meta:object-count="32"/>
  </office:meta>
</office:document-meta>
</file>